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reeSans" svg:font-family="FreeSans" style:font-family-generic="swiss"/>
    <style:font-face style:name="1942 report" svg:font-family="'1942 report'" style:font-pitch="fixed"/>
    <style:font-face style:name="Leander" svg:font-family="Leande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eander"/>
    </style:style>
    <style:style style:name="P2" style:family="paragraph" style:parent-style-name="Standard">
      <style:paragraph-properties fo:text-align="start" style:justify-single-word="false"/>
      <style:text-properties style:font-name="Leander"/>
    </style:style>
    <style:style style:name="P3" style:family="paragraph" style:parent-style-name="Standard">
      <style:text-properties style:font-name="Leander" fo:font-weight="bold" style:font-weight-asian="bold"/>
    </style:style>
    <style:style style:name="P4" style:family="paragraph" style:parent-style-name="Standard">
      <style:text-properties style:font-name="1942 report" fo:font-size="15pt" style:font-size-asian="15pt" style:font-size-complex="15pt"/>
    </style:style>
    <style:style style:name="P5" style:family="paragraph" style:parent-style-name="Standard">
      <style:paragraph-properties fo:background-color="#ffffff">
        <style:background-image/>
      </style:paragraph-properties>
      <style:text-properties style:font-name="Leander" fo:background-color="#83caff"/>
    </style:style>
    <style:style style:name="P6" style:family="paragraph" style:parent-style-name="Heading_20_2">
      <style:text-properties style:font-name="Leander"/>
    </style:style>
    <style:style style:name="P7" style:family="paragraph" style:parent-style-name="Standard" style:master-page-name="MP0">
      <style:paragraph-properties fo:text-align="start" style:justify-single-word="false" style:page-number="auto" fo:break-before="page"/>
      <style:text-properties style:font-name="Leander"/>
    </style:style>
    <style:style style:name="P8" style:family="paragraph" style:parent-style-name="Heading_20_1">
      <style:text-properties style:font-name="1942 report" fo:font-size="18pt" style:font-size-asian="18pt" style:font-size-complex="18pt"/>
    </style:style>
    <style:style style:name="P9" style:family="paragraph" style:parent-style-name="Heading_20_1">
      <style:paragraph-properties fo:break-before="page"/>
      <style:text-properties style:font-name="1942 report"/>
    </style:style>
    <style:style style:name="T1" style:family="text">
      <style:text-properties style:font-name="Leander"/>
    </style:style>
    <style:style style:name="T2" style:family="text">
      <style:text-properties style:font-name="Leander" fo:font-weight="bold" style:font-weight-asian="bold"/>
    </style:style>
    <style:style style:name="T3" style:family="text">
      <style:text-properties style:font-name="Leander"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Zachary Zimmerman</text:p>
      <text:p text:style-name="P2">Fall 2014 Senior Project</text:p>
      <text:h text:style-name="P8" text:outline-level="1">Project Summary</text:h>
      <text:p text:style-name="Standard"/>
      <text:p text:style-name="P5"/>
      <text:p text:style-name="Standard"><text:tab/><text:tab/></text:p>
      <text:p text:style-name="P1"><text:tab/>The goal of this project was to create a website that would allow users to easily plan camping trips, and invite other users to come along on the trip. Also, for keeping track of gear checklists, so the user can easily see what they need to bring. This project was created in response to issues I was having planning trips through Google docs. </text:p>
      <text:p text:style-name="P1"/>
      <text:p text:style-name="P1"><text:tab/>The main functionality of the website is the trip planning and checklist creation. Trips are created by the user, and contain all the trip parameters. Additionally, a map of the park or area can be uploaded, which can then be downloaded by the user or any users that have been invited. Users can be invited onto trips, which they can accept or leave, to inform other users who is coming on the trip. A message system has been created to allow users to post messages regarding the trip on the trip page. The messaging system allows a greater level of coordination and cooperation between the users on the trip. After a trip has been created, it can be edited or deleted if necessary.</text:p>
      <text:p text:style-name="P1"/>
      <text:p text:style-name="P1"><text:tab/>Checklists allow for a central area to store various lists of what needs to be taken along on a trip. A user can create several checklists for trips in various circumstances. During creation of a trip, a checklist can be included into a trip so everyone knows what to bring along for a particular trip. After creation, a checklist can be edited or removed.</text:p>
      <text:p text:style-name="P1"/>
      <text:p text:style-name="P1"><text:tab/>After a user has created an account, the account settings can be edited to update the name, email, or change the user's password. The user <text:soft-page-break/>must confirm their old password before updating it to provide some additional security. </text:p>
      <text:p text:style-name="P1"/>
      <text:p text:style-name="P1"><text:tab/>The project was created with security in mind during development. Steps have been taken to ensure that no unauthorized users can view trips they have not created or have been invited on. Any user inputs are properly sanitized before being inserted into the database, to protect against any code injection. An admin account was created in order to have the ability to delete a user, in case that user has broken any site rules or if the account is no longer in use.</text:p>
      <text:p text:style-name="P1"/>
      <text:p text:style-name="P1"><text:tab/>Throughout this project, I learned a lot more about the PHP programming language, along with HTML and CSS. The official PHP documentation was vital in understanding how to do various tasks through PHP, and the W3 schools website really helped with HTML and CSS. I learned how to use SQL in a more real scenario, and how to develop a database for use by an actual application. I learned some project management skills, including how to better estimate the time it takes to develop different aspects of a project, and the importance of planning beforehand. </text:p>
      <text:h text:style-name="P9" text:outline-level="1">Breadth Requirements</text:h>
      <text:h text:style-name="P6" text:outline-level="2">Databases</text:h>
      <text:p text:style-name="P1"/>
      <text:p text:style-name="P1"><text:tab/>The project uses a MySQL database for storing all information. MySQL was installed from a repository and configured. Several tables were created to keep track of trips, checklists, messages, invites, and account information. Within the site, several queries are performed to add, delete, search, and modify information from the various tables. PHPMyAdmin was used to manage the database. A SQL file has been generated to create the database structure in MySQL, for installation on other servers.</text:p>
      <text:h text:style-name="P6" text:outline-level="2">Documentation and Support</text:h>
      <text:p text:style-name="P1"/>
      <text:p text:style-name="P1"><text:tab/>Documentation was written For the user and for a system administrator looking to install the site. The system documentation also includes some explanations about different sections of code, for anyone wishing to augment the site. </text:p>
      <text:p text:style-name="P1"/>
      <text:p text:style-name="P1"><text:tab/>User documentation can be accessed through the site from the help page on page footers. This includes instructions on how to operate the site, written at a level to accommodate users with limited computer experience or skills. </text:p>
      <text:p text:style-name="P1"/>
      <text:p text:style-name="P1"><text:tab/>A privacy policy outlining what information is kept and what happens to the information has been made. Also, an acceptable use policy have been created which outlines the rules for use of the site, and penalties for misusing the site. Both documents can be found in the footer on every page.</text:p>
      <text:h text:style-name="P6" text:outline-level="2"><text:soft-page-break/>Information Assurance and Security</text:h>
      <text:p text:style-name="P1"/>
      <text:p text:style-name="P1"><text:tab/>The site was designed with security in mind. All inputs from users are validated <text:s/>and prepared before entering the database. Any text inputs go through a process of stripping slashes from the input, using escape characters for any MySQL special characters, and whitespace is trimmed from the beginning and end. This is to prevent code injection or any other harmful inputs.</text:p>
      <text:p text:style-name="P1"/>
      <text:p text:style-name="P1"><text:tab/>All passwords contained in the database are hashed, and sessions are used to verify that the user has access to the site. Several pages also check the session variable for the user ID, which is used to make sure the user has access not only to the site, but to the particular page. This assures that people can only access the trips that they have made or have been invited to.</text:p>
      <text:p text:style-name="P1"/>
      <text:h text:style-name="P6" text:outline-level="2">Networks</text:h>
      <text:p text:style-name="P1"/>
      <text:p text:style-name="P1"><text:tab/>The project has been hosted on a server I have personally set up. It uses a LAMP stack (Linux, Apache, MySQL, PHP) to provide functionality. The server accesses the internet through an Ethernet card, and port forwarding was set up to allow the machine to be accessed from the internet through HTTP on port 80. The site uses a dynamic DNS to allow users to access the machine while it's on residential internet which changes IP addresses occasionally.</text:p>
      <text:p text:style-name="P1"/>
      <text:h text:style-name="P6" text:outline-level="2">Programming</text:h>
      <text:p text:style-name="P1"/>
      <text:p text:style-name="P1"><text:soft-page-break/><text:tab/>The project has been written primarily in PHP, and uses SQL to interact with the database. HTML and CSS were also used to create the styling and visual elements of the site. PHP was used to do all the server-side processing and the mysqli library made database interaction very easy. </text:p>
      <text:p text:style-name="P1"/>
      <text:p text:style-name="P1"><text:tab/>Queries have been written to add, delete, modify, and search records. The search functionality is implemented with the trip sharing system. A user searches for other users to invite on a trip on the view trip page. Steps have been taken to enforce referential integrity by making sure no records are 'orphaned' (Reference data that no longer exists) when a user or trip is deleted. Also, a SQL file has been generated that automatically creates the database structure for use with the site.</text:p>
      <text:p text:style-name="P1"/>
      <text:h text:style-name="P6" text:outline-level="2">Web Technologies</text:h>
      <text:p text:style-name="P1"/>
      <text:p text:style-name="P1"><text:tab/>This site is accessed through an internet browser by the end-user. HTML has been used to create the structure of the pages and make the page simple and user friendly. CSS added some additional visual elements on the page by formatting and styling the HTML to be more visually appealing. All processing of code for functionality was implemented with PHP, which processes information server-side and sends it to the user.</text:p>
      <text:p text:style-name="Standard"/>
      <text:h text:style-name="Heading_20_1" text:outline-level="1"/>
      <text:h text:style-name="P9" text:outline-level="1">Depth Requirements</text:h>
      <text:p text:style-name="Standard"/>
      <text:p text:style-name="P3">1 – Design a project development and implementation plan.</text:p>
      <text:p text:style-name="P1"/>
      <text:p text:style-name="P1"><text:tab/>A plan was created during project development to outline the general direction the site was supposed to go. It is very important to create a plan, because more time spent planning is a lot less time spent making decisions during implementation. The plan was not strictly adhered to, in order to allow more flexibility when implementation decisions had to be made.</text:p>
      <text:p text:style-name="P1"/>
      <text:p text:style-name="P3">2 – Value teamwork, leadership, and consensus building. <text:s/></text:p>
      <text:p text:style-name="P1"/>
      <text:p text:style-name="P1"><text:tab/>During a complex project, teamwork, leadership, and consensus building become very important. A leader is required to drive development in the right direction and to make the tough decisions. Teamwork is essential to a project because cooperation and communication is vital to complete the project on time and on budget. Consensus building ensures that all team members are on the same page, and that all choices have been scrutinized and considered. </text:p>
      <text:p text:style-name="P1"/>
      <text:p text:style-name="P3">3 – Develop consulting, decision making and time management skills. <text:s/></text:p>
      <text:p text:style-name="P1"/>
      <text:p text:style-name="P1"><text:tab/>This project helped me improve my consulting skills by providing a reference that I can think of when providing any consulting. From this reference I can get a better idea of what needs to be done in a project, and how long it will take. Decision making was a tough part of this project. At every step there were an innumerable amount of decisions about how I could implement a particular feature. I learned that to prevent “analysis paralysis” I needed to weigh the merits of each option, and pick <text:soft-page-break/>a path without spending an excessive amount of time thinking about each path.</text:p>
      <text:p text:style-name="P1"/>
      <text:p text:style-name="P3">4 – Identify and specify the processes which solve the organizational problem being addresses. <text:s/></text:p>
      <text:p text:style-name="P1"/>
      <text:p text:style-name="P1"><text:tab/>The trip system will help to streamline planning of a camping trip. It is a central area to view all the parameters of the particular trip, and to see what items and gear need to be brought along. Messages on the trip allow for better communication and coordination on a trip The checklist system allows for checklists to be created to have a reference of what to bring for various circumstances.</text:p>
      <text:p text:style-name="P1"/>
      <text:p text:style-name="P3">5 – Explain and develop standards and policies associated with the project. <text:s/></text:p>
      <text:p text:style-name="P1"/>
      <text:p text:style-name="P1"><text:tab/>An acceptable use policy was created to inform users what the rules are for using the site and what can happen if they break those rules. A privacy policy states what information is being collected about the user and what it will be used for. Good coding standards were adhered to in order to make the code readable and secure.</text:p>
      <text:p text:style-name="P1"/>
      <text:p text:style-name="P3">6 – Explain the benefits of cross functional teams. <text:s/></text:p>
      <text:p text:style-name="P1"/>
      <text:p text:style-name="P1"><text:tab/>Cross functionality is important because it is beneficial when each group member understands more of what the other group members are doing, so each group member can see the problem from many perspectives. Cross functional teams are also important because it lessens the reliance on a person or small group of people. The more people cross trained for a task, the more people that can contribute to it if needed.</text:p>
      <text:p text:style-name="P1"/>
      <text:p text:style-name="P3"/>
      <text:p text:style-name="P3"><text:soft-page-break/>7 – Explain and apply various life cycle concepts in engaging in and completing a project.</text:p>
      <text:p text:style-name="P1"/>
      <text:p text:style-name="P1"><text:tab/>I took my project through the life cycle, starting at problem analysis and requirements discovery. From there I created psuedo-code to assist in writing the initial version of the code. During the coding, I got everything up to a functional beta level, and tried a few use cases with family and friends to see what changes needed to be made for usability.</text:p>
      <text:p text:style-name="P1"/>
      <text:p text:style-name="P3">8 – Prepare appropriate end-user documentation.</text:p>
      <text:p text:style-name="P3"/>
      <text:p text:style-name="Standard"><text:span text:style-name="Default_20_Paragraph_20_Font"><text:span text:style-name="T2"><text:tab/></text:span></text:span><text:span text:style-name="Default_20_Paragraph_20_Font"><text:span text:style-name="T3">Documentation was written to assist the end-user, which was written at a level to accommodate any users with limited skills or experience with computers. Additional documentation was written to help anyone looking to install the project, or augment it. I also wrote an acceptable use policy and a privacy policy. I offer further support for the user with a link to my e-mail address for support questions.</text:span></text:span></text:p>
      <text:p text:style-name="P1"/>
      <text:p text:style-name="P3">9 – Explain how your project addresses the synthesis, application and analytical skills used throughout the degree program.</text:p>
      <text:p text:style-name="P1"/>
      <text:p text:style-name="P1"><text:tab/>During this project, I used analytical skills to break down the problem into small, more manageable pieces. From there I used the breadth of my knowledge to figure out how different technologies could be used in synergy to tackle the small pieces of the problem.</text:p>
      <text:p text:style-name="P1"/>
      <text:p text:style-name="P4">Research Area</text:p>
      <text:p text:style-name="Standard"/>
      <text:p text:style-name="Standard"><text:tab/><text:span text:style-name="T1">For this project, my area of research was to create a working web server from a blank machine. I installed Debian Linux, and configured it to run as a server. I installed Apache to serve the web pages to users. </text:span><text:soft-page-break/><text:span text:style-name="T1">MySQL to create and maintain the database used by the site. Also PHP to control all the functionality of the site. </text:span></text:p>
      <text:p text:style-name="P1"/>
      <text:p text:style-name="P1"><text:tab/>From this research, I learned many new things, and expanded preexisting knowledge. Creating the web server taught me how to configure a machine to run as a server. With this knowledge, I can use my machine to run servers providing different services, such as file server, or a game server. Configuration of the software taught me the different ways software is typically configured on a Linux machine, and how to learn to configure it properly. </text:p>
      <text:p text:style-name="P1"/>
      <text:p text:style-name="P1"><text:tab/>With all the research I did for this project, I learned more about Linux, and have become more comfortable with it. Now I will use that knowledge to continue using my server for web, and experiment with configuring other services.</text:p>
      <text:p text:style-name="Standard"><text:tab/></text:p>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reeSans" svg:font-family="FreeSans" style:font-family-generic="swiss"/>
    <style:font-face style:name="1942 report" svg:font-family="'1942 report'" style:font-pitch="fixed"/>
    <style:font-face style:name="Leander" svg:font-family="Leande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asian="Times New Roman" style:font-name-complex="Times New Roman" style:language-complex="ar" style:country-complex="SA"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DejaVu Sans" style:font-size-asian="14pt" style:font-name-complex="FreeSans"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margin-top="0.1665in" fo:margin-bottom="0.0417in" fo:hyphenation-ladder-count="no-limit" fo:keep-with-next="always"/>
      <style:text-properties style:font-name="Arial" fo:font-size="16pt" fo:font-weight="bold" style:font-size-asian="16pt" style:font-weight-asian="bold" style:font-name-complex="Arial" style:font-size-complex="16pt"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margin-top="0.1665in" fo:margin-bottom="0.0417in" fo:hyphenation-ladder-count="no-limit"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fo:hyphenate="false" fo:hyphenation-remain-char-count="0" fo:hyphenation-push-char-count="0"/>
    </style:style>
    <style:style style:name="Heading_20_3" style:display-name="Heading 3" style:family="paragraph" style:parent-style-name="Standard" style:next-style-name="Standard" style:default-outline-level="3" style:class="text">
      <style:paragraph-properties fo:margin-top="0.1665in" fo:margin-bottom="0.0417in" fo:hyphenation-ladder-count="no-limit" fo:keep-with-next="always"/>
      <style:text-properties style:font-name="Arial" fo:font-size="13pt" fo:font-weight="bold" style:font-size-asian="13pt" style:font-weight-asian="bold" style:font-name-complex="Arial" style:font-size-complex="13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FreeSan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name-complex="FreeSans"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FreeSans" fo:hyphenate="false" fo:hyphenation-remain-char-count="0" fo:hyphenation-push-char-count="0"/>
    </style:style>
    <style:style style:name="Header" style:family="paragraph" style:parent-style-name="Standard" style:class="extra">
      <style:paragraph-properties fo:hyphenation-ladder-count="no-limit">
        <style:tab-stops>
          <style:tab-stop style:position="3.25in" style:type="center"/>
          <style:tab-stop style:position="6.5in"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3.25in" style:type="center"/>
          <style:tab-stop style:position="6.5in" style:type="right"/>
        </style:tab-stops>
      </style:paragraph-properties>
      <style:text-properties fo:hyphenate="false" fo:hyphenation-remain-char-count="0" fo:hyphenation-push-char-count="0"/>
    </style:style>
    <style:style style:name="Default_20_Paragraph_20_Font" style:display-name="Default Paragraph Font" style:family="text"/>
    <style:style style:name="Header_20_Char" style:display-name="Header Char" style:family="text">
      <style:text-properties fo:font-size="12pt" style:font-size-asian="12pt" style:font-size-complex="12pt"/>
    </style:style>
    <style:style style:name="Footer_20_Char" style:display-name="Footer Char" style:family="text">
      <style:text-properties fo:font-size="12pt" style:font-size-asian="12pt" style:font-size-complex="12p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Project Proposal</dc:title>
    <meta:initial-creator>ITS</meta:initial-creator>
    <meta:creation-date>2012-08-20T14:50:00Z</meta:creation-date>
    <dc:date>2014-11-11T12:55:56.74</dc:date>
    <meta:editing-cycles>23</meta:editing-cycles>
    <meta:editing-duration>PT9H54M48S</meta:editing-duration>
    <meta:document-statistic meta:table-count="0" meta:image-count="0" meta:object-count="0" meta:page-count="9" meta:paragraph-count="52" meta:word-count="1992" meta:character-count="11723"/>
    <meta:user-defined meta:name="Info 1"/>
    <meta:user-defined meta:name="Info 2"/>
    <meta:user-defined meta:name="Info 3"/>
    <meta:user-defined meta:name="Info 4"/>
    <meta:template xlink:type="simple" xlink:actuate="onRequest" xlink:title="" xlink:href="../../AppData/Local/Temp/Project%20Proposal.odt/Normal"/>
  </office:meta>
</office:document-meta>
</file>